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4C00000033C3764C79A119CA5A.jpg" manifest:media-type="image/jpeg"/>
  <manifest:file-entry manifest:full-path="Pictures/100002010000077F00000438DC4FB70934ADDBE6.png" manifest:media-type="image/png"/>
  <manifest:file-entry manifest:full-path="Pictures/100002010000077F000004382D04B884210A889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2" svg:font-family="Calibri"/>
    <style:font-face style:name="Calibri Light1" svg:font-family="'Calibri Light'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5.249cm" fo:min-width="17.1cm" draw:shadow-opacity="50%"/>
    </style:style>
    <style:style style:name="gr3" style:family="graphic" style:parent-style-name="standard">
      <style:graphic-properties draw:fill="none" draw:textarea-vertical-align="middle" draw:auto-grow-height="false" fo:min-height="4.1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iapositiva_20_titolo-title" style:list-style-name="L4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a_20_titolo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a_20_titolo-notes">
      <style:graphic-properties draw:fill-color="#ffffff" fo:min-height="13.364cm"/>
      <style:paragraph-properties style:writing-mode="lr-tb"/>
    </style:style>
    <style:style style:name="pr4" style:family="presentation" style:parent-style-name="Titolo_20_e_20_contenuto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olo_20_e_20_contenuto_5f_-notes">
      <style:graphic-properties draw:fill-color="#ffffff" fo:min-height="13.364cm"/>
      <style:paragraph-properties style:writing-mode="lr-tb"/>
    </style:style>
    <style:style style:name="pr15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2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5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6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7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8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9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0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1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2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3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4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5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6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7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8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9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0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1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52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3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4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5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6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7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8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9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0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1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2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3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4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5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6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7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8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9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0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71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72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73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74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75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76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77" style:family="presentation" style:parent-style-name="Titolo_20_e_20_contenuto_5f_-title" style:list-style-name="L4">
      <style:graphic-properties draw:stroke="dash" draw:stroke-dash="Dot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Calibri Ligh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 fo:hyphenate="fals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language="it" fo:country="IT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language="it" fo:country="IT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 Ligh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 fo:hyphenate="false"/>
    </style:style>
    <style:style style:name="P12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 Light1" fo:font-size="26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P13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 Ligh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 fo:hyphenate="false"/>
    </style:style>
    <style:style style:name="P14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 Light1" fo:font-size="26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15" style:family="paragraph">
      <loext:graphic-properties draw:fill="solid" draw:fill-color="#ffffff" draw:opacity="50%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loext:graphic-properties draw:fill="none" draw:fill-color="#ffffff"/>
      <style:text-properties fo:font-size="24pt" style:font-size-asian="24pt" style:font-size-complex="24pt"/>
    </style:style>
    <style:style style:name="P20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 Light1" fo:font-size="24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P21" style:family="paragraph">
      <style:paragraph-properties fo:margin-top="0cm" fo:margin-bottom="0cm" fo:line-height="90%" fo:text-align="start" style:punctuation-wrap="hanging" style:writing-mode="lr-tb"/>
      <style:text-properties fo:font-size="16pt" style:font-size-asian="16pt" style:font-size-complex="16pt" fo:hyphenate="false"/>
    </style:style>
    <style:style style:name="P22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 Light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 Ligh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language="it" fo:country="I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 Ligh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 Light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 Light1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 Ligh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 Light1" fo:font-size="24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 Light1" fo:font-size="20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 Light1" fo:font-size="16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 Light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titolo" presentation:presentation-page-layout-name="AL1T0">
        <draw:frame draw:name="Titolo 1" presentation:style-name="pr1" draw:text-style-name="P2" draw:layer="layout" svg:width="21.741cm" svg:height="1.985cm" svg:x="6.062cm" svg:y="11.5cm" presentation:class="title" presentation:user-transformed="true">
          <draw:text-box>
            <text:p text:style-name="P1"><text:span text:style-name="T1">ESAP executable </text:span><text:span text:style-name="T1">metadata</text:span></text:p>
          </draw:text-box>
        </draw:frame>
        <draw:frame draw:name="Sottotitolo 2" presentation:style-name="pr2" draw:text-style-name="P4" draw:layer="layout" svg:width="19.049cm" svg:height="2.717cm" svg:x="7.6cm" svg:y="14.706cm" presentation:class="subtitle" presentation:user-transformed="true">
          <draw:text-box>
            <text:p text:style-name="P3"><text:span text:style-name="T2">Feb 2022</text:span></text:p>
            <text:p text:style-name="P3"><text:span text:style-name="T2">D.Morris University of Edinburgh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olo_20_e_20_contenuto_5f_" presentation:presentation-page-layout-name="AL2T11">
        <draw:frame draw:name="Segnaposto data 3_1" presentation:style-name="pr4" draw:text-style-name="P7" draw:layer="layout" svg:width="3.794cm" svg:height="0.938cm" svg:x="7.406cm" svg:y="17.662cm" presentation:class="date-time" presentation:user-transformed="true">
          <draw:text-box>
            <text:p text:style-name="P6"><text:span text:style-name="T3"><text:date style:data-style-name="D4" text:date-value="2022-02-14">14/02/2022</text:date></text:span></text:p>
          </draw:text-box>
        </draw:frame>
        <draw:frame draw:name="Segnaposto piè di pagina 4_0" presentation:style-name="pr5" draw:text-style-name="P9" draw:layer="layout" svg:width="6.447cm" svg:height="1.013cm" svg:x="0.553cm" svg:y="17.657cm" presentation:class="footer" presentation:user-transformed="true">
          <draw:text-box>
            <text:p text:style-name="P8"><text:span text:style-name="T3">D.Morris, University of Edindurgh</text:span></text:p>
          </draw:text-box>
        </draw:frame>
        <draw:frame draw:name="Titolo 1_0" presentation:style-name="pr6" draw:text-style-name="P11" draw:layer="layout" svg:width="17.564cm" svg:height="2.336cm" svg:x="8.151cm" svg:y="0.203cm" presentation:class="title" presentation:user-transformed="true">
          <draw:text-box>
            <text:p text:style-name="P10"><text:span text:style-name="T4">Summary of use cases</text:span></text:p>
          </draw:text-box>
        </draw:frame>
        <draw:frame draw:name="Titolo 1_1" presentation:style-name="pr7" draw:text-style-name="P11" draw:layer="layout" svg:width="15.2cm" svg:height="1.936cm" svg:x="1.9cm" svg:y="3.865cm" presentation:class="title" presentation:user-transformed="true">
          <draw:text-box>
            <text:p text:style-name="P10"><text:span text:style-name="T5">Type of executable</text:span></text:p>
          </draw:text-box>
        </draw:frame>
        <draw:frame draw:name="Titolo 1_2" presentation:style-name="pr8" draw:text-style-name="P12" draw:layer="layout" svg:width="15.2cm" svg:height="1.336cm" svg:x="1.9cm" svg:y="7.265cm" presentation:class="title" presentation:user-transformed="true">
          <draw:text-box>
            <text:list text:style-name="L1">
              <text:list-item>
                <text:p text:style-name="P10"><text:span text:style-name="T6">Binder project</text:span></text:p>
              </text:list-item>
            </text:list>
          </draw:text-box>
        </draw:frame>
        <draw:frame draw:name="Titolo 1_3" presentation:style-name="pr9" draw:text-style-name="P13" draw:layer="layout" svg:width="15.2cm" svg:height="1.336cm" svg:x="1.9cm" svg:y="8.765cm" presentation:class="title" presentation:user-transformed="true">
          <draw:text-box>
            <text:list text:style-name="L1">
              <text:list-item>
                <text:p text:style-name="P10"><text:span text:style-name="T7">Docker (OCI) container</text:span></text:p>
              </text:list-item>
            </text:list>
          </draw:text-box>
        </draw:frame>
        <draw:frame draw:name="Titolo 1_4" presentation:style-name="pr10" draw:text-style-name="P12" draw:layer="layout" svg:width="15.2cm" svg:height="1.336cm" svg:x="1.9cm" svg:y="13.765cm" presentation:class="title" presentation:user-transformed="true">
          <draw:text-box>
            <text:list text:style-name="L1">
              <text:list-item>
                <text:p text:style-name="P10"><text:span text:style-name="T8">Science workflow</text:span></text:p>
              </text:list-item>
            </text:list>
          </draw:text-box>
        </draw:frame>
        <draw:frame draw:name="Titolo 1_5" presentation:style-name="pr11" draw:text-style-name="P14" draw:layer="layout" svg:width="15.2cm" svg:height="1.436cm" svg:x="1.9cm" svg:y="10.365cm" presentation:class="title" presentation:user-transformed="true">
          <draw:text-box>
            <text:list text:style-name="L1">
              <text:list-item>
                <text:p text:style-name="P10"><text:span text:style-name="T7">Kubernetes deployment</text:span></text:p>
              </text:list-item>
            </text:list>
          </draw:text-box>
        </draw:frame>
        <draw:frame draw:name="Titolo 1_6" presentation:style-name="pr12" draw:text-style-name="P14" draw:layer="layout" svg:width="15.2cm" svg:height="1.436cm" svg:x="1.9cm" svg:y="12.065cm" presentation:class="title" presentation:user-transformed="true">
          <draw:text-box>
            <text:list text:style-name="L1">
              <text:list-item>
                <text:p text:style-name="P10"><text:span text:style-name="T7">Openstack deployment</text:span></text:p>
              </text:list-item>
            </text:list>
          </draw:text-box>
        </draw:frame>
        <draw:frame draw:name="Titolo 1_39" presentation:style-name="pr13" draw:text-style-name="P12" draw:layer="layout" svg:width="15.2cm" svg:height="1.336cm" svg:x="1.9cm" svg:y="5.765cm" presentation:class="title" presentation:user-transformed="true">
          <draw:text-box>
            <text:list text:style-name="L1">
              <text:list-item>
                <text:p text:style-name="P10"><text:span text:style-name="T8">Jupyter notebook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olo_20_e_20_contenuto_5f_" presentation:presentation-page-layout-name="AL2T11">
        <draw:frame draw:name="Segnaposto data 3_6" presentation:style-name="pr4" draw:text-style-name="P7" draw:layer="layout" svg:width="3.794cm" svg:height="0.938cm" svg:x="7.406cm" svg:y="17.662cm" presentation:class="date-time" presentation:user-transformed="true">
          <draw:text-box>
            <text:p text:style-name="P6"><text:span text:style-name="T3"><text:date style:data-style-name="D4" text:date-value="2022-02-14">14/02/2022</text:date></text:span></text:p>
          </draw:text-box>
        </draw:frame>
        <draw:frame draw:name="Segnaposto piè di pagina 4_6" presentation:style-name="pr15" draw:text-style-name="P9" draw:layer="layout" svg:width="6.447cm" svg:height="1.013cm" svg:x="0.553cm" svg:y="17.657cm" presentation:class="footer" presentation:user-transformed="true">
          <draw:text-box>
            <text:p text:style-name="P8"><text:span text:style-name="T3">D.Morris, University of Edindurgh</text:span></text:p>
          </draw:text-box>
        </draw:frame>
        <draw:frame draw:name="Titolo 1_44" presentation:style-name="pr16" draw:text-style-name="P11" draw:layer="layout" svg:width="17.564cm" svg:height="2.336cm" svg:x="8.151cm" svg:y="0.203cm" presentation:class="title" presentation:user-transformed="true">
          <draw:text-box>
            <text:p text:style-name="P10"><text:span text:style-name="T4">Summary of use cases</text:span></text:p>
          </draw:text-box>
        </draw:frame>
        <draw:frame draw:name="Titolo 1_45" presentation:style-name="pr17" draw:text-style-name="P11" draw:layer="layout" svg:width="15.2cm" svg:height="1.936cm" svg:x="1.9cm" svg:y="3.865cm" presentation:class="title" presentation:user-transformed="true">
          <draw:text-box>
            <text:p text:style-name="P10"><text:span text:style-name="T5">Type of executable</text:span></text:p>
          </draw:text-box>
        </draw:frame>
        <draw:frame draw:name="Titolo 1_46" presentation:style-name="pr18" draw:text-style-name="P12" draw:layer="layout" svg:width="15.2cm" svg:height="1.336cm" svg:x="1.9cm" svg:y="7.265cm" presentation:class="title" presentation:user-transformed="true">
          <draw:text-box>
            <text:list text:style-name="L1">
              <text:list-item>
                <text:p text:style-name="P10"><text:span text:style-name="T6">Binder project</text:span></text:p>
              </text:list-item>
            </text:list>
          </draw:text-box>
        </draw:frame>
        <draw:frame draw:name="Titolo 1_47" presentation:style-name="pr19" draw:text-style-name="P13" draw:layer="layout" svg:width="15.2cm" svg:height="1.336cm" svg:x="1.9cm" svg:y="8.765cm" presentation:class="title" presentation:user-transformed="true">
          <draw:text-box>
            <text:list text:style-name="L1">
              <text:list-item>
                <text:p text:style-name="P10"><text:span text:style-name="T7">Docker (OCI) container</text:span></text:p>
              </text:list-item>
            </text:list>
          </draw:text-box>
        </draw:frame>
        <draw:frame draw:name="Titolo 1_48" presentation:style-name="pr20" draw:text-style-name="P12" draw:layer="layout" svg:width="15.2cm" svg:height="1.336cm" svg:x="1.9cm" svg:y="13.765cm" presentation:class="title" presentation:user-transformed="true">
          <draw:text-box>
            <text:list text:style-name="L1">
              <text:list-item>
                <text:p text:style-name="P10"><text:span text:style-name="T8">Science workflow</text:span></text:p>
              </text:list-item>
            </text:list>
          </draw:text-box>
        </draw:frame>
        <draw:frame draw:name="Titolo 1_49" presentation:style-name="pr21" draw:text-style-name="P14" draw:layer="layout" svg:width="15.2cm" svg:height="1.436cm" svg:x="1.9cm" svg:y="10.365cm" presentation:class="title" presentation:user-transformed="true">
          <draw:text-box>
            <text:list text:style-name="L1">
              <text:list-item>
                <text:p text:style-name="P10"><text:span text:style-name="T7">Kubernetes deployment</text:span></text:p>
              </text:list-item>
            </text:list>
          </draw:text-box>
        </draw:frame>
        <draw:frame draw:name="Titolo 1_50" presentation:style-name="pr22" draw:text-style-name="P14" draw:layer="layout" svg:width="15.2cm" svg:height="1.436cm" svg:x="1.9cm" svg:y="12.065cm" presentation:class="title" presentation:user-transformed="true">
          <draw:text-box>
            <text:list text:style-name="L1">
              <text:list-item>
                <text:p text:style-name="P10"><text:span text:style-name="T7">Openstack deployment</text:span></text:p>
              </text:list-item>
            </text:list>
          </draw:text-box>
        </draw:frame>
        <draw:frame draw:name="Titolo 1_51" presentation:style-name="pr23" draw:text-style-name="P12" draw:layer="layout" svg:width="15.2cm" svg:height="1.336cm" svg:x="1.9cm" svg:y="5.765cm" presentation:class="title" presentation:user-transformed="true">
          <draw:text-box>
            <text:list text:style-name="L1">
              <text:list-item>
                <text:p text:style-name="P10"><text:span text:style-name="T8">Jupyter notebook</text:span></text:p>
              </text:list-item>
            </text:list>
          </draw:text-box>
        </draw:frame>
        <draw:custom-shape draw:style-name="gr2" draw:text-style-name="P15" draw:layer="layout" svg:width="17.6cm" svg:height="5.499cm" svg:x="0.4cm" svg:y="10.1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0.4cm" svg:height="4.6cm" svg:x="18.6cm" svg:y="5.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16" draw:layer="layout" svg:width="0.4cm" svg:height="4.6cm" svg:x="18.601cm" svg:y="10.5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17" draw:layer="layout" svg:width="11.902cm" svg:height="1.508cm" svg:x="19.7cm" svg:y="7.2cm">
          <draw:text-box>
            <text:p><text:span text:style-name="T9">In scope for version #1</text:span></text:p>
          </draw:text-box>
        </draw:frame>
        <draw:frame draw:style-name="gr4" draw:text-style-name="P19" draw:layer="layout" svg:width="12.559cm" svg:height="2.139cm" svg:x="19.7cm" svg:y="10.4cm">
          <draw:text-box>
            <text:p text:style-name="P18"><text:span text:style-name="T10">We know these exist, but they</text:span></text:p>
            <text:p text:style-name="P18"><text:span text:style-name="T10">are out of scope for this version.</text:span></text:p>
          </draw:text-box>
        </draw:frame>
        <draw:frame draw:style-name="gr4" draw:text-style-name="P19" draw:layer="layout" svg:width="12.512cm" svg:height="2.139cm" svg:x="19.701cm" svg:y="12.701cm">
          <draw:text-box>
            <text:p text:style-name="P18"><text:span text:style-name="T10">Avoid design decisions that will</text:span></text:p>
            <text:p text:style-name="P18"><text:span text:style-name="T10">make these harder in the future.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3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olo_20_e_20_contenuto_5f_" presentation:presentation-page-layout-name="AL2T11">
        <draw:frame draw:name="Segnaposto data 3_4" presentation:style-name="pr4" draw:text-style-name="P7" draw:layer="layout" svg:width="3.794cm" svg:height="0.938cm" svg:x="7.406cm" svg:y="17.662cm" presentation:class="date-time" presentation:user-transformed="true">
          <draw:text-box>
            <text:p text:style-name="P6"><text:span text:style-name="T3"><text:date style:data-style-name="D4" text:date-value="2022-02-14">14/02/2022</text:date></text:span></text:p>
          </draw:text-box>
        </draw:frame>
        <draw:frame draw:name="Segnaposto piè di pagina 4_1" presentation:style-name="pr24" draw:text-style-name="P9" draw:layer="layout" svg:width="6.447cm" svg:height="1.013cm" svg:x="0.553cm" svg:y="17.657cm" presentation:class="footer" presentation:user-transformed="true">
          <draw:text-box>
            <text:p text:style-name="P8"><text:span text:style-name="T3">D.Morris, University of Edindurgh</text:span></text:p>
          </draw:text-box>
        </draw:frame>
        <draw:frame draw:name="Titolo 1_13" presentation:style-name="pr25" draw:text-style-name="P11" draw:layer="layout" svg:width="17.564cm" svg:height="2.336cm" svg:x="8.151cm" svg:y="0.203cm" presentation:class="title" presentation:user-transformed="true">
          <draw:text-box>
            <text:p text:style-name="P10"><text:span text:style-name="T4">Jupyter notebook</text:span></text:p>
          </draw:text-box>
        </draw:frame>
        <draw:frame draw:name="Titolo 1_52" presentation:style-name="pr26" draw:text-style-name="P20" draw:layer="layout" svg:width="15.2cm" svg:height="1.336cm" svg:x="1.9cm" svg:y="3.965cm" presentation:class="title" presentation:user-transformed="true">
          <draw:text-box>
            <text:list text:style-name="L1">
              <text:list-item>
                <text:p text:style-name="P10"><text:span text:style-name="T8">Jupyter notebook</text:span></text:p>
              </text:list-item>
            </text:list>
          </draw:text-box>
        </draw:frame>
        <draw:frame draw:name="Titolo 1_7" presentation:style-name="pr27" draw:text-style-name="P20" draw:layer="layout" svg:width="24.7cm" svg:height="1.336cm" svg:x="1.9cm" svg:y="5.465cm" presentation:class="title" presentation:user-transformed="true">
          <draw:text-box>
            <text:list text:style-name="L1">
              <text:list-item>
                <text:p text:style-name="P10"><text:span text:style-name="T11">ESAP metadata</text:span></text:p>
              </text:list-item>
            </text:list>
          </draw:text-box>
        </draw:frame>
        <draw:frame draw:name="Titolo 1_8" presentation:style-name="pr28" draw:text-style-name="P20" draw:layer="layout" svg:width="20.8cm" svg:height="1.336cm" svg:x="5.8cm" svg:y="6.965cm" presentation:class="title" presentation:user-transformed="true">
          <draw:text-box>
            <text:list text:style-name="L1">
              <text:list-item>
                <text:p text:style-name="P10"><text:span text:style-name="T11">Notebook metadata</text:span></text:p>
              </text:list-item>
            </text:list>
          </draw:text-box>
        </draw:frame>
        <draw:frame draw:name="Titolo 1_9" presentation:style-name="pr29" draw:text-style-name="P20" draw:layer="layout" svg:width="20.8cm" svg:height="1.336cm" svg:x="5.8cm" svg:y="9.965cm" presentation:class="title" presentation:user-transformed="true">
          <draw:text-box>
            <text:list text:style-name="L1">
              <text:list-item>
                <text:p text:style-name="P10"><text:span text:style-name="T11">Compute resources</text:span></text:p>
              </text:list-item>
            </text:list>
          </draw:text-box>
        </draw:frame>
        <draw:frame draw:name="Titolo 1_10" presentation:style-name="pr30" draw:text-style-name="P20" draw:layer="layout" svg:width="20.8cm" svg:height="1.336cm" svg:x="5.8cm" svg:y="11.465cm" presentation:class="title" presentation:user-transformed="true">
          <draw:text-box>
            <text:list text:style-name="L1">
              <text:list-item>
                <text:p text:style-name="P10"><text:span text:style-name="T11">Data resources</text:span></text:p>
              </text:list-item>
            </text:list>
          </draw:text-box>
        </draw:frame>
        <draw:frame draw:name="Titolo 1_15" presentation:style-name="pr31" draw:text-style-name="P20" draw:layer="layout" svg:width="18cm" svg:height="1.336cm" svg:x="7.2cm" svg:y="8.5cm" presentation:class="title" presentation:user-transformed="true">
          <draw:text-box>
            <text:list text:style-name="L1">
              <text:list-item>
                <text:p text:style-name="P10"><text:span text:style-name="T12">xxx.ipynb notebook fil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olo_20_e_20_contenuto_5f_" presentation:presentation-page-layout-name="AL2T11">
        <draw:frame draw:name="Segnaposto data 3_2" presentation:style-name="pr4" draw:text-style-name="P7" draw:layer="layout" svg:width="3.794cm" svg:height="0.938cm" svg:x="7.406cm" svg:y="17.662cm" presentation:class="date-time" presentation:user-transformed="true">
          <draw:text-box>
            <text:p text:style-name="P6"><text:span text:style-name="T3"><text:date style:data-style-name="D4" text:date-value="2022-02-14">14/02/2022</text:date></text:span></text:p>
          </draw:text-box>
        </draw:frame>
        <draw:frame draw:name="Segnaposto piè di pagina 4_3" presentation:style-name="pr32" draw:text-style-name="P9" draw:layer="layout" svg:width="6.447cm" svg:height="1.013cm" svg:x="0.553cm" svg:y="17.657cm" presentation:class="footer" presentation:user-transformed="true">
          <draw:text-box>
            <text:p text:style-name="P8"><text:span text:style-name="T3">D.Morris, University of Edindurgh</text:span></text:p>
          </draw:text-box>
        </draw:frame>
        <draw:frame draw:name="Titolo 1_21" presentation:style-name="pr33" draw:text-style-name="P11" draw:layer="layout" svg:width="17.564cm" svg:height="2.336cm" svg:x="8.151cm" svg:y="0.203cm" presentation:class="title" presentation:user-transformed="true">
          <draw:text-box>
            <text:p text:style-name="P10"><text:span text:style-name="T4">Docker (OCI) container</text:span></text:p>
          </draw:text-box>
        </draw:frame>
        <draw:frame draw:name="Titolo 1_24" presentation:style-name="pr34" draw:text-style-name="P20" draw:layer="layout" svg:width="15.2cm" svg:height="1.336cm" svg:x="1.9cm" svg:y="3.865cm" presentation:class="title" presentation:user-transformed="true">
          <draw:text-box>
            <text:list text:style-name="L1">
              <text:list-item>
                <text:p text:style-name="P10"><text:span text:style-name="T8">Docker (OCI) container</text:span></text:p>
              </text:list-item>
            </text:list>
          </draw:text-box>
        </draw:frame>
        <draw:frame draw:name="Titolo 1_25" presentation:style-name="pr35" draw:text-style-name="P20" draw:layer="layout" svg:width="24.7cm" svg:height="1.336cm" svg:x="1.9cm" svg:y="5.465cm" presentation:class="title" presentation:user-transformed="true">
          <draw:text-box>
            <text:list text:style-name="L1">
              <text:list-item>
                <text:p text:style-name="P10"><text:span text:style-name="T11">ESAP metadata</text:span></text:p>
              </text:list-item>
            </text:list>
          </draw:text-box>
        </draw:frame>
        <draw:frame draw:name="Titolo 1_26" presentation:style-name="pr36" draw:text-style-name="P20" draw:layer="layout" svg:width="20.8cm" svg:height="1.336cm" svg:x="5.8cm" svg:y="6.965cm" presentation:class="title" presentation:user-transformed="true">
          <draw:text-box>
            <text:list text:style-name="L1">
              <text:list-item>
                <text:p text:style-name="P10"><text:span text:style-name="T11">Container metadata</text:span></text:p>
              </text:list-item>
            </text:list>
          </draw:text-box>
        </draw:frame>
        <draw:frame draw:name="Titolo 1_27" presentation:style-name="pr37" draw:text-style-name="P20" draw:layer="layout" svg:width="20.8cm" svg:height="1.336cm" svg:x="5.8cm" svg:y="12.865cm" presentation:class="title" presentation:user-transformed="true">
          <draw:text-box>
            <text:list text:style-name="L1">
              <text:list-item>
                <text:p text:style-name="P10"><text:span text:style-name="T11">Compute resources</text:span></text:p>
              </text:list-item>
            </text:list>
          </draw:text-box>
        </draw:frame>
        <draw:frame draw:name="Titolo 1_28" presentation:style-name="pr38" draw:text-style-name="P20" draw:layer="layout" svg:width="20.8cm" svg:height="1.336cm" svg:x="5.8cm" svg:y="14.365cm" presentation:class="title" presentation:user-transformed="true">
          <draw:text-box>
            <text:list text:style-name="L1">
              <text:list-item>
                <text:p text:style-name="P10"><text:span text:style-name="T11">Data resources</text:span></text:p>
              </text:list-item>
            </text:list>
          </draw:text-box>
        </draw:frame>
        <draw:frame draw:name="Titolo 1_61" presentation:style-name="pr39" draw:text-style-name="P22" draw:layer="layout" svg:width="18cm" svg:height="1.336cm" svg:x="7.2cm" svg:y="8.501cm" presentation:class="title" presentation:user-transformed="true">
          <draw:text-box>
            <text:list text:style-name="L1">
              <text:list-item>
                <text:p text:style-name="P21"><text:span text:style-name="T13">Binary image and/or build description</text:span></text:p>
              </text:list-item>
            </text:list>
          </draw:text-box>
        </draw:frame>
        <draw:frame draw:name="Titolo 1_62" presentation:style-name="pr40" draw:text-style-name="P22" draw:layer="layout" svg:width="18cm" svg:height="1.336cm" svg:x="7.2cm" svg:y="9.901cm" presentation:class="title" presentation:user-transformed="true">
          <draw:text-box>
            <text:list text:style-name="L1">
              <text:list-item>
                <text:p text:style-name="P21"><text:span text:style-name="T13">User interface method</text:span></text:p>
              </text:list-item>
            </text:list>
          </draw:text-box>
        </draw:frame>
        <draw:frame draw:name="Titolo 1_63" presentation:style-name="pr41" draw:text-style-name="P22" draw:layer="layout" svg:width="18cm" svg:height="1.336cm" svg:x="7.2cm" svg:y="11.301cm" presentation:class="title" presentation:user-transformed="true">
          <draw:text-box>
            <text:list text:style-name="L1">
              <text:list-item>
                <text:p text:style-name="P21"><text:span text:style-name="T13">Network mapping</text:span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olo_20_e_20_contenuto_5f_" presentation:presentation-page-layout-name="AL2T11">
        <draw:frame draw:name="Segnaposto data 3_0" presentation:style-name="pr4" draw:text-style-name="P7" draw:layer="layout" svg:width="3.794cm" svg:height="0.938cm" svg:x="7.406cm" svg:y="17.662cm" presentation:class="date-time" presentation:user-transformed="true">
          <draw:text-box>
            <text:p text:style-name="P6"><text:span text:style-name="T3"><text:date style:data-style-name="D4" text:date-value="2022-02-14">14/02/2022</text:date></text:span></text:p>
          </draw:text-box>
        </draw:frame>
        <draw:frame draw:name="Segnaposto piè di pagina 4_4" presentation:style-name="pr42" draw:text-style-name="P9" draw:layer="layout" svg:width="6.447cm" svg:height="1.013cm" svg:x="0.553cm" svg:y="17.657cm" presentation:class="footer" presentation:user-transformed="true">
          <draw:text-box>
            <text:p text:style-name="P8"><text:span text:style-name="T3">D.Morris, University of Edindurgh</text:span></text:p>
          </draw:text-box>
        </draw:frame>
        <draw:frame draw:name="Titolo 1_11" presentation:style-name="pr43" draw:text-style-name="P11" draw:layer="layout" svg:width="17.564cm" svg:height="2.336cm" svg:x="8.151cm" svg:y="0.203cm" presentation:class="title" presentation:user-transformed="true">
          <draw:text-box>
            <text:p text:style-name="P10"><text:span text:style-name="T4">Binder project</text:span></text:p>
          </draw:text-box>
        </draw:frame>
        <draw:frame draw:name="Titolo 1_14" presentation:style-name="pr44" draw:text-style-name="P22" draw:layer="layout" svg:width="18cm" svg:height="1.336cm" svg:x="7.2cm" svg:y="8.601cm" presentation:class="title" presentation:user-transformed="true">
          <draw:text-box>
            <text:list text:style-name="L1">
              <text:list-item>
                <text:p text:style-name="P21"><text:span text:style-name="T13">Reproducible Execution Environment Specification </text:span><text:span text:style-name="T13">(REES)</text:span></text:p>
              </text:list-item>
            </text:list>
          </draw:text-box>
        </draw:frame>
        <draw:frame draw:name="Titolo 1_22" presentation:style-name="pr45" draw:text-style-name="P20" draw:layer="layout" svg:width="15.2cm" svg:height="1.336cm" svg:x="1.9cm" svg:y="3.965cm" presentation:class="title" presentation:user-transformed="true">
          <draw:text-box>
            <text:list text:style-name="L1">
              <text:list-item>
                <text:p text:style-name="P10"><text:span text:style-name="T8">Binder project</text:span></text:p>
              </text:list-item>
            </text:list>
          </draw:text-box>
        </draw:frame>
        <draw:frame draw:name="Titolo 1_23" presentation:style-name="pr46" draw:text-style-name="P20" draw:layer="layout" svg:width="24.7cm" svg:height="1.336cm" svg:x="1.9cm" svg:y="5.465cm" presentation:class="title" presentation:user-transformed="true">
          <draw:text-box>
            <text:list text:style-name="L1">
              <text:list-item>
                <text:p text:style-name="P10"><text:span text:style-name="T11">ESAP metadata</text:span></text:p>
              </text:list-item>
            </text:list>
          </draw:text-box>
        </draw:frame>
        <draw:frame draw:name="Titolo 1_29" presentation:style-name="pr47" draw:text-style-name="P20" draw:layer="layout" svg:width="20.8cm" svg:height="1.336cm" svg:x="5.8cm" svg:y="7.065cm" presentation:class="title" presentation:user-transformed="true">
          <draw:text-box>
            <text:list text:style-name="L1">
              <text:list-item>
                <text:p text:style-name="P10"><text:span text:style-name="T11">Binder metadata</text:span></text:p>
              </text:list-item>
            </text:list>
          </draw:text-box>
        </draw:frame>
        <draw:frame draw:name="Titolo 1_30" presentation:style-name="pr48" draw:text-style-name="P20" draw:layer="layout" svg:width="20.8cm" svg:height="1.336cm" svg:x="5.8cm" svg:y="11.765cm" presentation:class="title" presentation:user-transformed="true">
          <draw:text-box>
            <text:list text:style-name="L1">
              <text:list-item>
                <text:p text:style-name="P10"><text:span text:style-name="T11">Compute resources</text:span></text:p>
              </text:list-item>
            </text:list>
          </draw:text-box>
        </draw:frame>
        <draw:frame draw:name="Titolo 1_31" presentation:style-name="pr49" draw:text-style-name="P20" draw:layer="layout" svg:width="20.8cm" svg:height="1.336cm" svg:x="5.8cm" svg:y="13.265cm" presentation:class="title" presentation:user-transformed="true">
          <draw:text-box>
            <text:list text:style-name="L1">
              <text:list-item>
                <text:p text:style-name="P10"><text:span text:style-name="T11">Data resources</text:span></text:p>
              </text:list-item>
            </text:list>
          </draw:text-box>
        </draw:frame>
        <draw:frame draw:name="Titolo 1_12" presentation:style-name="pr50" draw:text-style-name="P20" draw:layer="layout" svg:width="18cm" svg:height="1.336cm" svg:x="7.2cm" svg:y="10.1cm" presentation:class="title" presentation:user-transformed="true">
          <draw:text-box>
            <text:list text:style-name="L1">
              <text:list-item>
                <text:p text:style-name="P10"><text:span text:style-name="T12">xxx.ipynb notebook file</text:span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olo_20_e_20_contenuto_5f_" presentation:presentation-page-layout-name="AL2T11">
        <draw:frame draw:name="Segnaposto data 3_3" presentation:style-name="pr4" draw:text-style-name="P7" draw:layer="layout" svg:width="3.794cm" svg:height="0.938cm" svg:x="7.406cm" svg:y="17.662cm" presentation:class="date-time" presentation:user-transformed="true">
          <draw:text-box>
            <text:p text:style-name="P6"><text:span text:style-name="T3"><text:date style:data-style-name="D4" text:date-value="2022-02-14">14/02/2022</text:date></text:span></text:p>
          </draw:text-box>
        </draw:frame>
        <draw:frame draw:name="Segnaposto piè di pagina 4_2" presentation:style-name="pr51" draw:text-style-name="P9" draw:layer="layout" svg:width="6.447cm" svg:height="1.013cm" svg:x="0.553cm" svg:y="17.657cm" presentation:class="footer" presentation:user-transformed="true">
          <draw:text-box>
            <text:p text:style-name="P8"><text:span text:style-name="T3">D.Morris, University of Edindurgh</text:span></text:p>
          </draw:text-box>
        </draw:frame>
        <draw:frame draw:name="Titolo 1_16" presentation:style-name="pr52" draw:text-style-name="P11" draw:layer="layout" svg:width="17.564cm" svg:height="2.336cm" svg:x="8.151cm" svg:y="0.203cm" presentation:class="title" presentation:user-transformed="true">
          <draw:text-box>
            <text:p text:style-name="P10"><text:span text:style-name="T4">Kubernetes </text:span><text:span text:style-name="T4">deployment</text:span></text:p>
          </draw:text-box>
        </draw:frame>
        <draw:frame draw:name="Titolo 1_17" presentation:style-name="pr53" draw:text-style-name="P20" draw:layer="layout" svg:width="15.2cm" svg:height="1.336cm" svg:x="1.9cm" svg:y="3.865cm" presentation:class="title" presentation:user-transformed="true">
          <draw:text-box>
            <text:list text:style-name="L1">
              <text:list-item>
                <text:p text:style-name="P10"><text:span text:style-name="T7">Kubernetes deployment</text:span></text:p>
              </text:list-item>
            </text:list>
          </draw:text-box>
        </draw:frame>
        <draw:frame draw:name="Titolo 1_18" presentation:style-name="pr54" draw:text-style-name="P20" draw:layer="layout" svg:width="24.7cm" svg:height="1.336cm" svg:x="1.9cm" svg:y="5.465cm" presentation:class="title" presentation:user-transformed="true">
          <draw:text-box>
            <text:list text:style-name="L1">
              <text:list-item>
                <text:p text:style-name="P10"><text:span text:style-name="T11">ESAP metadata</text:span></text:p>
              </text:list-item>
            </text:list>
          </draw:text-box>
        </draw:frame>
        <draw:frame draw:name="Titolo 1_19" presentation:style-name="pr55" draw:text-style-name="P20" draw:layer="layout" svg:width="20.8cm" svg:height="1.336cm" svg:x="5.8cm" svg:y="6.965cm" presentation:class="title" presentation:user-transformed="true">
          <draw:text-box>
            <text:list text:style-name="L1">
              <text:list-item>
                <text:p text:style-name="P10"><text:span text:style-name="T11">Kubernetes metadata</text:span></text:p>
              </text:list-item>
            </text:list>
          </draw:text-box>
        </draw:frame>
        <draw:frame draw:name="Titolo 1_20" presentation:style-name="pr56" draw:text-style-name="P20" draw:layer="layout" svg:width="20.8cm" svg:height="1.336cm" svg:x="5.8cm" svg:y="9.965cm" presentation:class="title" presentation:user-transformed="true">
          <draw:text-box>
            <text:list text:style-name="L1">
              <text:list-item>
                <text:p text:style-name="P10"><text:span text:style-name="T11">Compute resources</text:span></text:p>
              </text:list-item>
            </text:list>
          </draw:text-box>
        </draw:frame>
        <draw:frame draw:name="Titolo 1_32" presentation:style-name="pr57" draw:text-style-name="P20" draw:layer="layout" svg:width="20.8cm" svg:height="1.336cm" svg:x="5.8cm" svg:y="13.065cm" presentation:class="title" presentation:user-transformed="true">
          <draw:text-box>
            <text:list text:style-name="L1">
              <text:list-item>
                <text:p text:style-name="P10"><text:span text:style-name="T11">Data resources</text:span></text:p>
              </text:list-item>
            </text:list>
          </draw:text-box>
        </draw:frame>
        <draw:frame draw:name="Titolo 1_33" presentation:style-name="pr58" draw:text-style-name="P20" draw:layer="layout" svg:width="18cm" svg:height="1.336cm" svg:x="7.2cm" svg:y="8.4cm" presentation:class="title" presentation:user-transformed="true">
          <draw:text-box>
            <text:list text:style-name="L1">
              <text:list-item>
                <text:p text:style-name="P10"><text:span text:style-name="T12">Kubectl deployments &amp; Helm charts</text:span></text:p>
              </text:list-item>
            </text:list>
          </draw:text-box>
        </draw:frame>
        <draw:frame draw:name="Titolo 1_34" presentation:style-name="pr59" draw:text-style-name="P20" draw:layer="layout" svg:width="18cm" svg:height="1.336cm" svg:x="7.2cm" svg:y="11.5cm" presentation:class="title" presentation:user-transformed="true">
          <draw:text-box>
            <text:list text:style-name="L1">
              <text:list-item>
                <text:p text:style-name="P10"><text:span text:style-name="T12">Cluster description</text:span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7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olo_20_e_20_contenuto_5f_" presentation:presentation-page-layout-name="AL2T11">
        <draw:frame draw:name="Segnaposto data 3_5" presentation:style-name="pr4" draw:text-style-name="P7" draw:layer="layout" svg:width="3.794cm" svg:height="0.938cm" svg:x="7.406cm" svg:y="17.662cm" presentation:class="date-time" presentation:user-transformed="true">
          <draw:text-box>
            <text:p text:style-name="P6"><text:span text:style-name="T3"><text:date style:data-style-name="D4" text:date-value="2022-02-14">14/02/2022</text:date></text:span></text:p>
          </draw:text-box>
        </draw:frame>
        <draw:frame draw:name="Segnaposto piè di pagina 4_5" presentation:style-name="pr60" draw:text-style-name="P9" draw:layer="layout" svg:width="6.447cm" svg:height="1.013cm" svg:x="0.553cm" svg:y="17.657cm" presentation:class="footer" presentation:user-transformed="true">
          <draw:text-box>
            <text:p text:style-name="P8"><text:span text:style-name="T3">D.Morris, University of Edindurgh</text:span></text:p>
          </draw:text-box>
        </draw:frame>
        <draw:frame draw:name="Titolo 1_35" presentation:style-name="pr61" draw:text-style-name="P11" draw:layer="layout" svg:width="17.564cm" svg:height="2.336cm" svg:x="8.151cm" svg:y="0.203cm" presentation:class="title" presentation:user-transformed="true">
          <draw:text-box>
            <text:p text:style-name="P10"><text:span text:style-name="T4">Openstack </text:span><text:span text:style-name="T4">deployment</text:span></text:p>
          </draw:text-box>
        </draw:frame>
        <draw:frame draw:name="Titolo 1_36" presentation:style-name="pr62" draw:text-style-name="P20" draw:layer="layout" svg:width="15.2cm" svg:height="1.336cm" svg:x="1.9cm" svg:y="3.865cm" presentation:class="title" presentation:user-transformed="true">
          <draw:text-box>
            <text:list text:style-name="L1">
              <text:list-item>
                <text:p text:style-name="P10"><text:span text:style-name="T7">Openstack deployment</text:span></text:p>
              </text:list-item>
            </text:list>
          </draw:text-box>
        </draw:frame>
        <draw:frame draw:name="Titolo 1_37" presentation:style-name="pr63" draw:text-style-name="P20" draw:layer="layout" svg:width="24.7cm" svg:height="1.336cm" svg:x="1.9cm" svg:y="5.465cm" presentation:class="title" presentation:user-transformed="true">
          <draw:text-box>
            <text:list text:style-name="L1">
              <text:list-item>
                <text:p text:style-name="P10"><text:span text:style-name="T11">ESAP metadata</text:span></text:p>
              </text:list-item>
            </text:list>
          </draw:text-box>
        </draw:frame>
        <draw:frame draw:name="Titolo 1_38" presentation:style-name="pr64" draw:text-style-name="P20" draw:layer="layout" svg:width="20.8cm" svg:height="1.336cm" svg:x="5.8cm" svg:y="6.965cm" presentation:class="title" presentation:user-transformed="true">
          <draw:text-box>
            <text:list text:style-name="L1">
              <text:list-item>
                <text:p text:style-name="P10"><text:span text:style-name="T11">Openstack metadata</text:span></text:p>
              </text:list-item>
            </text:list>
          </draw:text-box>
        </draw:frame>
        <draw:frame draw:name="Titolo 1_40" presentation:style-name="pr65" draw:text-style-name="P20" draw:layer="layout" svg:width="20.8cm" svg:height="1.336cm" svg:x="5.8cm" svg:y="9.965cm" presentation:class="title" presentation:user-transformed="true">
          <draw:text-box>
            <text:list text:style-name="L1">
              <text:list-item>
                <text:p text:style-name="P10"><text:span text:style-name="T11">Compute resources</text:span></text:p>
              </text:list-item>
            </text:list>
          </draw:text-box>
        </draw:frame>
        <draw:frame draw:name="Titolo 1_41" presentation:style-name="pr66" draw:text-style-name="P20" draw:layer="layout" svg:width="20.8cm" svg:height="1.336cm" svg:x="5.8cm" svg:y="13.065cm" presentation:class="title" presentation:user-transformed="true">
          <draw:text-box>
            <text:list text:style-name="L1">
              <text:list-item>
                <text:p text:style-name="P10"><text:span text:style-name="T11">Data resources</text:span></text:p>
              </text:list-item>
            </text:list>
          </draw:text-box>
        </draw:frame>
        <draw:frame draw:name="Titolo 1_42" presentation:style-name="pr67" draw:text-style-name="P20" draw:layer="layout" svg:width="18cm" svg:height="1.336cm" svg:x="7.2cm" svg:y="8.4cm" presentation:class="title" presentation:user-transformed="true">
          <draw:text-box>
            <text:list text:style-name="L1">
              <text:list-item>
                <text:p text:style-name="P10"><text:span text:style-name="T12">Machine configuration (Ansible, Terraform etc)</text:span></text:p>
              </text:list-item>
            </text:list>
          </draw:text-box>
        </draw:frame>
        <draw:frame draw:name="Titolo 1_43" presentation:style-name="pr68" draw:text-style-name="P20" draw:layer="layout" svg:width="18cm" svg:height="1.336cm" svg:x="7.2cm" svg:y="11.5cm" presentation:class="title" presentation:user-transformed="true">
          <draw:text-box>
            <text:list text:style-name="L1">
              <text:list-item>
                <text:p text:style-name="P10"><text:span text:style-name="T12">Cluster description</text:span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8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olo_20_e_20_contenuto_5f_" presentation:presentation-page-layout-name="AL2T11">
        <draw:frame draw:name="Segnaposto data 3_7" presentation:style-name="pr4" draw:text-style-name="P7" draw:layer="layout" svg:width="3.794cm" svg:height="0.938cm" svg:x="7.406cm" svg:y="17.662cm" presentation:class="date-time" presentation:user-transformed="true">
          <draw:text-box>
            <text:p text:style-name="P6"><text:span text:style-name="T3"><text:date style:data-style-name="D4" text:date-value="2022-02-14">14/02/2022</text:date></text:span></text:p>
          </draw:text-box>
        </draw:frame>
        <draw:frame draw:name="Segnaposto piè di pagina 4_7" presentation:style-name="pr69" draw:text-style-name="P9" draw:layer="layout" svg:width="6.447cm" svg:height="1.013cm" svg:x="0.553cm" svg:y="17.657cm" presentation:class="footer" presentation:user-transformed="true">
          <draw:text-box>
            <text:p text:style-name="P8"><text:span text:style-name="T3">D.Morris, University of Edindurgh</text:span></text:p>
          </draw:text-box>
        </draw:frame>
        <draw:frame draw:name="Titolo 1_53" presentation:style-name="pr70" draw:text-style-name="P11" draw:layer="layout" svg:width="17.564cm" svg:height="2.336cm" svg:x="8.151cm" svg:y="0.203cm" presentation:class="title" presentation:user-transformed="true">
          <draw:text-box>
            <text:p text:style-name="P10"><text:span text:style-name="T4">Kubernetes </text:span><text:span text:style-name="T4">deployment</text:span></text:p>
          </draw:text-box>
        </draw:frame>
        <draw:frame draw:name="Titolo 1_54" presentation:style-name="pr71" draw:text-style-name="P20" draw:layer="layout" svg:width="15.2cm" svg:height="1.336cm" svg:x="1.9cm" svg:y="3.865cm" presentation:class="title" presentation:user-transformed="true">
          <draw:text-box>
            <text:list text:style-name="L1">
              <text:list-item>
                <text:p text:style-name="P10"><text:span text:style-name="T7">Science workflow</text:span></text:p>
              </text:list-item>
            </text:list>
          </draw:text-box>
        </draw:frame>
        <draw:frame draw:name="Titolo 1_55" presentation:style-name="pr72" draw:text-style-name="P20" draw:layer="layout" svg:width="24.7cm" svg:height="1.336cm" svg:x="1.9cm" svg:y="5.465cm" presentation:class="title" presentation:user-transformed="true">
          <draw:text-box>
            <text:list text:style-name="L1">
              <text:list-item>
                <text:p text:style-name="P10"><text:span text:style-name="T11">ESAP metadata</text:span></text:p>
              </text:list-item>
            </text:list>
          </draw:text-box>
        </draw:frame>
        <draw:frame draw:name="Titolo 1_56" presentation:style-name="pr73" draw:text-style-name="P20" draw:layer="layout" svg:width="20.8cm" svg:height="1.336cm" svg:x="5.8cm" svg:y="6.965cm" presentation:class="title" presentation:user-transformed="true">
          <draw:text-box>
            <text:list text:style-name="L1">
              <text:list-item>
                <text:p text:style-name="P10"><text:span text:style-name="T11">Workflow metadata</text:span></text:p>
              </text:list-item>
            </text:list>
          </draw:text-box>
        </draw:frame>
        <draw:frame draw:name="Titolo 1_57" presentation:style-name="pr74" draw:text-style-name="P20" draw:layer="layout" svg:width="20.8cm" svg:height="1.336cm" svg:x="5.8cm" svg:y="9.965cm" presentation:class="title" presentation:user-transformed="true">
          <draw:text-box>
            <text:list text:style-name="L1">
              <text:list-item>
                <text:p text:style-name="P10"><text:span text:style-name="T11">Execution platform</text:span></text:p>
              </text:list-item>
            </text:list>
          </draw:text-box>
        </draw:frame>
        <draw:frame draw:name="Titolo 1_59" presentation:style-name="pr75" draw:text-style-name="P20" draw:layer="layout" svg:width="18cm" svg:height="1.336cm" svg:x="7.2cm" svg:y="8.4cm" presentation:class="title" presentation:user-transformed="true">
          <draw:text-box>
            <text:list text:style-name="L1">
              <text:list-item>
                <text:p text:style-name="P10"><text:span text:style-name="T12">Workflow description (source code)</text:span></text:p>
              </text:list-item>
            </text:list>
          </draw:text-box>
        </draw:frame>
        <draw:frame draw:name="Titolo 1_60" presentation:style-name="pr76" draw:text-style-name="P20" draw:layer="layout" svg:width="18cm" svg:height="1.336cm" svg:x="7.2cm" svg:y="11.5cm" presentation:class="title" presentation:user-transformed="true">
          <draw:text-box>
            <text:list text:style-name="L1">
              <text:list-item>
                <text:p text:style-name="P10"><text:span text:style-name="T12">Kubernetes deployment</text:span></text:p>
              </text:list-item>
            </text:list>
          </draw:text-box>
        </draw:frame>
        <draw:frame draw:name="Titolo 1_58" presentation:style-name="pr77" draw:text-style-name="P20" draw:layer="layout" svg:width="18cm" svg:height="1.336cm" svg:x="7.2cm" svg:y="13cm" presentation:class="title" presentation:user-transformed="true">
          <draw:text-box>
            <text:list text:style-name="L1">
              <text:list-item>
                <text:p text:style-name="P10"><text:span text:style-name="T12">Openstack deployment</text:span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9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2" svg:font-family="Calibri"/>
    <style:font-face style:name="Calibri Light1" svg:font-family="'Calibri Light'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2010000077F000004382D04B884210A889A.png" xlink:type="simple" xlink:show="embed" xlink:actuate="onLoad"/>
    <draw:fill-image draw:name="msFillBitmap_20_2" draw:display-name="msFillBitmap 2" xlink:href="Pictures/100002010000077F00000438DC4FB70934ADDBE6.png" xlink:type="simple" xlink:show="embed" xlink:actuate="onLoad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titolo-background" style:display-name="Diapositiva titol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 style:shrink-to-fit="true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background" style:display-name="Titolo e contenuto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 style:shrink-to-fit="true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_5f_-background" style:display-name="Titolo e contenuto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olo_20_e_20_contenuto_5f_-backgroundobjects" style:display-name="Titolo e contenut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_5f_-notes" style:display-name="Titolo e contenut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_5f_-outline1" style:display-name="Titolo e contenuto_-outline1" style:family="presentation">
      <style:graphic-properties draw:stroke="none" draw:fill="none" draw:auto-grow-height="false" draw:fit-to-size="shrink-to-fit" style:shrink-to-fit="true">
        <text:list-style style:name="Titolo_20_e_20_contenuto_5f_-outline1" style:display-name="Titolo e contenut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_5f_-outline2" style:display-name="Titolo e contenuto_-outline2" style:family="presentation" style:parent-style-name="Titolo_20_e_20_contenuto_5f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_5f_-outline3" style:display-name="Titolo e contenuto_-outline3" style:family="presentation" style:parent-style-name="Titolo_20_e_20_contenuto_5f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_5f_-outline4" style:display-name="Titolo e contenuto_-outline4" style:family="presentation" style:parent-style-name="Titolo_20_e_20_contenuto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_5f_-outline5" style:display-name="Titolo e contenuto_-outline5" style:family="presentation" style:parent-style-name="Titolo_20_e_20_contenuto_5f_-outline4">
      <style:paragraph-properties fo:margin-top="0.1cm" fo:margin-bottom="0cm"/>
      <style:text-properties fo:font-size="20pt" style:font-size-asian="20pt" style:font-size-complex="20pt"/>
    </style:style>
    <style:style style:name="Titolo_20_e_20_contenuto_5f_-outline6" style:display-name="Titolo e contenuto_-outline6" style:family="presentation" style:parent-style-name="Titolo_20_e_20_contenuto_5f_-outline5">
      <style:paragraph-properties fo:margin-top="0.1cm" fo:margin-bottom="0cm"/>
      <style:text-properties fo:font-size="20pt" style:font-size-asian="20pt" style:font-size-complex="20pt"/>
    </style:style>
    <style:style style:name="Titolo_20_e_20_contenuto_5f_-outline7" style:display-name="Titolo e contenuto_-outline7" style:family="presentation" style:parent-style-name="Titolo_20_e_20_contenuto_5f_-outline6">
      <style:paragraph-properties fo:margin-top="0.1cm" fo:margin-bottom="0cm"/>
      <style:text-properties fo:font-size="20pt" style:font-size-asian="20pt" style:font-size-complex="20pt"/>
    </style:style>
    <style:style style:name="Titolo_20_e_20_contenuto_5f_-outline8" style:display-name="Titolo e contenuto_-outline8" style:family="presentation" style:parent-style-name="Titolo_20_e_20_contenuto_5f_-outline7">
      <style:paragraph-properties fo:margin-top="0.1cm" fo:margin-bottom="0cm"/>
      <style:text-properties fo:font-size="20pt" style:font-size-asian="20pt" style:font-size-complex="20pt"/>
    </style:style>
    <style:style style:name="Titolo_20_e_20_contenuto_5f_-outline9" style:display-name="Titolo e contenuto_-outline9" style:family="presentation" style:parent-style-name="Titolo_20_e_20_contenuto_5f_-outline8">
      <style:paragraph-properties fo:margin-top="0.1cm" fo:margin-bottom="0cm"/>
      <style:text-properties fo:font-size="20pt" style:font-size-asian="20pt" style:font-size-complex="20pt"/>
    </style:style>
    <style:style style:name="Titolo_20_e_20_contenuto_5f_-subtitle" style:display-name="Titolo e contenuto_-subtitle" style:family="presentation">
      <style:graphic-properties draw:stroke="none" draw:fill="none" draw:textarea-vertical-align="middle">
        <text:list-style style:name="Titolo_20_e_20_contenuto_5f_-subtitle" style:display-name="Titolo e contenut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_5f_-title" style:display-name="Titolo e contenuto_-title" style:family="presentation">
      <style:graphic-properties draw:stroke="none" draw:fill="none" draw:textarea-vertical-align="middle">
        <text:list-style style:name="Titolo_20_e_20_contenuto_5f_-title" style:display-name="Titolo e contenut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.009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iapositiva_20_titolo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a_20_tito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olo_20_e_20_contenu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olo_20_e_20_contenut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8" style:family="presentation" style:parent-style-name="Titolo_20_e_20_contenu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olo_20_e_20_contenu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itolo_20_e_20_contenuto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olo_20_e_20_contenuto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olo_20_e_20_contenuto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olo_20_e_20_contenuto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4" style:family="presentation" style:parent-style-name="Titolo_20_e_20_contenuto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olo_20_e_20_contenuto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2" fo:font-size="10.5pt" fo:letter-spacing="normal" fo:language="en" fo:country="GB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2" fo:font-size="10.5pt" fo:letter-spacing="normal" fo:language="en" fo:country="US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2" fo:font-size="10.5pt" fo:letter-spacing="normal" fo:language="uk" fo:country="UA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alibri Light1" fo:font-size="36pt" fo:letter-spacing="normal" fo:language="it" fo:country="IT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6" style:family="text">
      <style:text-properties fo:font-variant="normal" fo:text-transform="none" fo:color="#f2f2f2" style:text-line-through-style="none" style:text-line-through-type="none" style:text-position="0% 100%" style:font-name="Calibri2" fo:font-size="10.5pt" fo:letter-spacing="normal" fo:language="en" fo:country="GB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 Light1" fo:font-size="36pt" fo:letter-spacing="normal" fo:language="it" fo:country="IT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language="it" fo:country="I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9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language="it" fo:country="I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2" fo:font-size="12pt" fo:letter-spacing="normal" fo:language="it" fo:country="I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iapositiva_20_titolo" style:display-name="Diapositiva titolo" style:page-layout-name="PM1" draw:style-name="Mdp1">
      <draw:custom-shape draw:name="Rettangolo 6" draw:style-name="Mgr3" draw:text-style-name="MP6" draw:layer="backgroundobjects" svg:width="10.322cm" svg:height="1.139cm" svg:x="18.971cm" svg:y="17.678cm">
        <text:p text:style-name="MP5"><text:span text:style-name="MT2">Funded by the </text:span><text:span text:style-name="MT2">European Union’s </text:span></text:p>
        <text:p text:style-name="MP5"><text:span text:style-name="MT3">Horizon 2020 - Grant </text:span><text:span text:style-name="MT3">N° </text:span><text:span text:style-name="MT4">82406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magine 7" draw:style-name="Mgr4" draw:text-style-name="MP7" draw:layer="backgroundobjects" svg:width="1.69cm" svg:height="0.815cm" svg:x="29.294cm" svg:y="17.848cm">
        <draw:image xlink:href="Pictures/100000000000004C00000033C3764C79A119CA5A.jpg" xlink:type="simple" xlink:show="embed" xlink:actuate="onLoad" loext:mime-type="image/jpeg">
          <text:p/>
        </draw:image>
      </draw:frame>
      <draw:frame draw:name="Title 1" presentation:style-name="Mpr1" draw:text-style-name="MP9" draw:layer="backgroundobjects" svg:width="23.603cm" svg:height="4.432cm" svg:x="5.491cm" svg:y="8.949cm" presentation:class="title" presentation:user-transformed="true">
        <draw:text-box>
          <text:p text:style-name="MP8"><text:span text:style-name="MT5">Fare clic per modificare </text:span><text:span text:style-name="MT5">lo stile del titolo</text:span></text:p>
        </draw:text-box>
      </draw:frame>
      <draw:custom-shape draw:name="Rettangolo 9" draw:style-name="Mgr3" draw:text-style-name="MP6" draw:layer="backgroundobjects" svg:width="26.342cm" svg:height="1.139cm" svg:x="2.752cm" svg:y="17.717cm">
        <text:p text:style-name="MP5"><text:span text:style-name="MT6">ESCAPE - The European Science Cluster of Astronomy &amp; Particle Physics ESFRI Research </text:span><text:span text:style-name="MT6">Infrastructures has received funding from the European Union’s Horizon 2020 research and </text:span><text:span text:style-name="MT6">innovation programme under the Grant Agreement n° 824064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iapositiva_20_tito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olo_20_e_20_contenuto" style:display-name="Titolo e contenuto" style:page-layout-name="PM1" draw:style-name="Mdp2">
      <draw:custom-shape draw:name="Rettangolo 6" draw:style-name="Mgr3" draw:text-style-name="MP6" draw:layer="backgroundobjects" svg:width="10.322cm" svg:height="1.139cm" svg:x="18.971cm" svg:y="17.678cm">
        <text:p text:style-name="MP5"><text:span text:style-name="MT2">Funded by the European Union’s </text:span></text:p>
        <text:p text:style-name="MP5"><text:span text:style-name="MT3">Horizon 2020 - Grant N° </text:span><text:span text:style-name="MT4">82406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magine 7" draw:style-name="Mgr4" draw:text-style-name="MP7" draw:layer="backgroundobjects" svg:width="1.69cm" svg:height="0.815cm" svg:x="29.294cm" svg:y="17.848cm">
        <draw:image xlink:href="Pictures/100000000000004C00000033C3764C79A119CA5A.jpg" xlink:type="simple" xlink:show="embed" xlink:actuate="onLoad" loext:mime-type="image/jpeg">
          <text:p/>
        </draw:image>
      </draw:frame>
      <draw:frame draw:name="Title 1" presentation:style-name="Mpr4" draw:text-style-name="MP9" draw:layer="backgroundobjects" svg:width="27cm" svg:height="2.867cm" svg:x="4.537cm" svg:y="0.445cm" presentation:class="title" presentation:user-transformed="true">
        <draw:text-box>
          <text:p text:style-name="MP10"><text:span text:style-name="MT7">Fare clic per modificare </text:span><text:span text:style-name="MT7">lo stile del titolo dello </text:span><text:span text:style-name="MT7">schema</text:span></text:p>
        </draw:text-box>
      </draw:frame>
      <draw:frame draw:name="Content Placeholder 2" presentation:style-name="Mpr5" draw:text-style-name="MP12" draw:layer="backgroundobjects" svg:width="29.209cm" svg:height="13.383cm" svg:x="2.328cm" svg:y="3.774cm" presentation:class="outline" presentation:user-transformed="true">
        <draw:text-box>
          <text:list text:style-name="ML3">
            <text:list-item>
              <text:p text:style-name="MP11"><text:span text:style-name="MT8">Modifica gli stili del testo dello schema</text:span></text:p>
            </text:list-item>
          </text:list>
        </draw:text-box>
      </draw:frame>
      <draw:frame draw:name="Date Placeholder 3" presentation:style-name="Mpr6" draw:text-style-name="MP14" draw:layer="backgroundobjects" svg:width="4.336cm" svg:height="1.013cm" svg:x="2.34cm" svg:y="17.657cm" presentation:class="date-time" presentation:user-transformed="true">
        <draw:text-box>
          <text:p text:style-name="MP13"><text:span text:style-name="MT9"><text:date style:data-style-name="D4" text:date-value="2022-02-14">14/02/2022</text:date></text:span></text:p>
        </draw:text-box>
      </draw:frame>
      <draw:frame draw:name="Footer Placeholder 4" presentation:style-name="Mpr6" draw:text-style-name="MP14" draw:layer="backgroundobjects" svg:width="10.383cm" svg:height="1.013cm" svg:x="7.253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16" draw:layer="backgroundobjects" svg:width="2.032cm" svg:height="1.013cm" svg:x="18.16cm" svg:y="17.63cm" presentation:class="page-number" presentation:user-transformed="true">
        <draw:text-box>
          <text:p text:style-name="MP15"><text:span text:style-name="MT10"><text:page-number>1</text:page-number></text:span></text:p>
        </draw:text-box>
      </draw:frame>
      <presentation:notes style:page-layout-name="PM0">
        <draw:page-thumbnail presentation:style-name="Titolo_20_e_20_contenuto-title" draw:layer="backgroundobjects" svg:width="19.798cm" svg:height="11.136cm" svg:x="0.6cm" svg:y="2.257cm" presentation:class="page"/>
        <draw:frame presentation:style-name="Titolo_20_e_20_contenut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olo_20_e_20_contenuto_5f_" style:display-name="Titolo e contenuto_" style:page-layout-name="PM1" draw:style-name="Mdp2">
      <draw:custom-shape draw:name="Rettangolo 6" draw:style-name="Mgr3" draw:text-style-name="MP17" draw:layer="backgroundobjects" svg:width="10.322cm" svg:height="1.139cm" svg:x="18.971cm" svg:y="17.678cm">
        <text:p text:style-name="MP5"><text:span text:style-name="MT2">Funded by the European Union’s </text:span></text:p>
        <text:p text:style-name="MP5"><text:span text:style-name="MT3">Horizon 2020 - Grant N° </text:span><text:span text:style-name="MT4">82406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magine 7" draw:style-name="Mgr4" draw:text-style-name="MP7" draw:layer="backgroundobjects" svg:width="1.69cm" svg:height="0.815cm" svg:x="29.294cm" svg:y="17.848cm">
        <draw:image xlink:href="Pictures/100000000000004C00000033C3764C79A119CA5A.jpg" xlink:type="simple" xlink:show="embed" xlink:actuate="onLoad" loext:mime-type="image/jpeg">
          <text:p/>
        </draw:image>
      </draw:frame>
      <draw:frame draw:name="Title 1" presentation:style-name="Mpr10" draw:text-style-name="MP9" draw:layer="backgroundobjects" svg:width="27cm" svg:height="2.867cm" svg:x="4.537cm" svg:y="0.445cm" presentation:class="title" presentation:user-transformed="true">
        <draw:text-box>
          <text:p text:style-name="MP10"><text:span text:style-name="MT7">Fare clic per modificare </text:span><text:span text:style-name="MT7">lo stile del titolo dello </text:span><text:span text:style-name="MT7">schema</text:span></text:p>
        </draw:text-box>
      </draw:frame>
      <draw:frame draw:name="Content Placeholder 2" presentation:style-name="Mpr11" draw:text-style-name="MP12" draw:layer="backgroundobjects" svg:width="29.209cm" svg:height="13.383cm" svg:x="2.328cm" svg:y="3.774cm" presentation:class="outline" presentation:user-transformed="true">
        <draw:text-box>
          <text:list text:style-name="ML3">
            <text:list-item>
              <text:p text:style-name="MP11"><text:span text:style-name="MT8">Modifica gli stili del testo dello schema</text:span></text:p>
            </text:list-item>
          </text:list>
        </draw:text-box>
      </draw:frame>
      <draw:frame draw:name="Date Placeholder 3" presentation:style-name="Mpr12" draw:text-style-name="MP14" draw:layer="backgroundobjects" svg:width="4.336cm" svg:height="1.013cm" svg:x="2.34cm" svg:y="17.657cm" presentation:class="date-time" presentation:user-transformed="true">
        <draw:text-box>
          <text:p text:style-name="MP13"><text:span text:style-name="MT9"><text:date style:data-style-name="D4" text:date-value="2022-02-14">14/02/2022</text:date></text:span></text:p>
        </draw:text-box>
      </draw:frame>
      <draw:frame draw:name="Footer Placeholder 4" presentation:style-name="Mpr12" draw:text-style-name="MP14" draw:layer="backgroundobjects" svg:width="10.383cm" svg:height="1.013cm" svg:x="7.253cm" svg:y="17.657cm" presentation:class="footer" presentation:user-transformed="true">
        <draw:text-box>
          <text:p/>
        </draw:text-box>
      </draw:frame>
      <draw:frame draw:name="Slide Number Placeholder 5" presentation:style-name="Mpr13" draw:text-style-name="MP16" draw:layer="backgroundobjects" svg:width="2.032cm" svg:height="1.013cm" svg:x="18.16cm" svg:y="17.63cm" presentation:class="page-number" presentation:user-transformed="true">
        <draw:text-box>
          <text:p text:style-name="MP15"><text:span text:style-name="MT10"><text:page-number>1</text:page-number></text:span></text:p>
        </draw:text-box>
      </draw:frame>
      <presentation:notes style:page-layout-name="PM0">
        <draw:page-thumbnail presentation:style-name="Titolo_20_e_20_contenuto_5f_-title" draw:layer="backgroundobjects" svg:width="19.798cm" svg:height="11.136cm" svg:x="0.6cm" svg:y="2.257cm" presentation:class="page"/>
        <draw:frame presentation:style-name="Titolo_20_e_20_contenuto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resentazione standard di PowerPoint</dc:title>
    <meta:editing-cycles>26</meta:editing-cycles>
    <meta:creation-date>2021-04-13T09:23:06.252737949</meta:creation-date>
    <dc:date>2022-02-14T14:59:58.180225084</dc:date>
    <meta:editing-duration>PT2H37M24S</meta:editing-duration>
    <meta:generator>LibreOffice/6.4.7.2$Linux_X86_64 LibreOffice_project/40$Build-2</meta:generator>
    <meta:document-statistic meta:object-count="153"/>
    <meta:user-defined meta:name="AppVersion">16.001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